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f157b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f157b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f157b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f157b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f157b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f157b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f157b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f157b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f157b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f157b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f157b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f157b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f157b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f157b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f157b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f157b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f157b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Fabiola del Valle Bello Noguer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iguel Peñ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8/12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774940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ose Bell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293683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57.93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56" meta:non-whitespace-character-count="989"/>
    <meta:template xlink:type="simple" xlink:actuate="onRequest" xlink:title="Normal" xlink:href=""/>
  </office:meta>
</office:document-meta>
</file>